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20pt" fo:font-weight="bold" officeooo:rsid="00096ef8" officeooo:paragraph-rsid="00096ef8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Noto Sans Mono" fo:font-size="10pt" officeooo:rsid="00096ef8" officeooo:paragraph-rsid="00096ef8" style:font-size-asian="10pt" style:font-size-complex="10pt"/>
    </style:style>
    <style:style style:name="P3" style:family="paragraph" style:parent-style-name="Standard">
      <style:text-properties style:font-name="Noto Sans Mono" fo:font-size="10pt" style:font-size-asian="10pt" style:font-size-complex="10pt"/>
    </style:style>
    <style:style style:name="P4" style:family="paragraph" style:parent-style-name="Standard">
      <style:text-properties style:font-name="Noto Sans Mono" fo:font-size="10pt" officeooo:paragraph-rsid="00085b83" style:font-size-asian="10pt" style:font-size-complex="10pt"/>
    </style:style>
    <style:style style:name="P5" style:family="paragraph" style:parent-style-name="Standard">
      <style:text-properties style:font-name="Noto Sans Mono" fo:font-size="10pt" fo:font-weight="bold" officeooo:rsid="00096ef8" officeooo:paragraph-rsid="00096ef8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Noto Sans Mono" fo:font-size="10pt" fo:font-style="italic" fo:font-weight="normal" officeooo:rsid="00096ef8" officeooo:paragraph-rsid="00096ef8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style:font-name="Noto Sans Mono" fo:font-size="10pt" fo:font-style="italic" fo:font-weight="normal" officeooo:rsid="000b3ebf" officeooo:paragraph-rsid="000b3ebf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style:font-name="Noto Sans Mono" fo:font-size="10pt" fo:font-style="italic" fo:font-weight="normal" officeooo:rsid="000c3538" officeooo:paragraph-rsid="000c3538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style:font-name="Noto Sans Mono" fo:font-size="10pt" fo:font-style="normal" fo:font-weight="bold" officeooo:rsid="000b3ebf" officeooo:paragraph-rsid="000b3eb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style:font-name="Noto Sans Mono" fo:font-size="10pt" fo:font-style="normal" fo:font-weight="bold" officeooo:rsid="000c3538" officeooo:paragraph-rsid="000c3538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Noto Sans Mono" fo:font-size="10pt" fo:font-style="italic" fo:font-weight="normal" officeooo:rsid="000b3ebf" officeooo:paragraph-rsid="000b3ebf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style:font-name="Noto Sans Mono" fo:font-size="10pt" fo:font-style="italic" fo:font-weight="normal" officeooo:rsid="000e56f1" officeooo:paragraph-rsid="000e56f1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style:font-name="Noto Sans Mono" fo:font-size="10pt" fo:font-style="italic" fo:font-weight="normal" officeooo:rsid="001089c6" officeooo:paragraph-rsid="001089c6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style:font-name="Noto Sans Mono" fo:font-size="10pt" fo:font-style="italic" fo:font-weight="bold" officeooo:rsid="001089c6" officeooo:paragraph-rsid="001089c6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style:font-name="Noto Sans Mono" fo:font-size="10pt" fo:font-style="normal" fo:font-weight="bold" officeooo:rsid="001089c6" officeooo:paragraph-rsid="001089c6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style:font-name="Noto Sans Mono" fo:font-size="10pt" style:font-size-asian="10pt" style:font-size-complex="10pt"/>
    </style:style>
    <style:style style:name="P17" style:family="paragraph" style:parent-style-name="Standard">
      <style:text-properties style:font-name="Noto Sans Mono" fo:font-size="10pt" officeooo:paragraph-rsid="001089c6" style:font-size-asian="10pt" style:font-size-complex="10pt"/>
    </style:style>
    <style:style style:name="P18" style:family="paragraph" style:parent-style-name="Standard">
      <style:text-properties style:font-name="Noto Sans Mono" fo:font-size="10pt" officeooo:paragraph-rsid="00085b83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Úteis GIT</text:p>
      <text:p text:style-name="P1"/>
      <text:p text:style-name="P6"># Clonar repositório remoto</text:p>
      <text:p text:style-name="P5"><text:tab/>git clone &lt;url do repositório&gt;</text:p>
      <text:p text:style-name="P2"/>
      <text:p text:style-name="P6"># Informações gerais do estado atual do repositório local</text:p>
      <text:p text:style-name="P5"><text:tab/>git status</text:p>
      <text:p text:style-name="P2"/>
      <text:p text:style-name="P6"># Verificar as mudanças no repositório não comitadas</text:p>
      <text:p text:style-name="P5"><text:tab/>git diff &lt;caminho do arquivo&gt; <text:span text:style-name="T2"># mudanças unstaged</text:span></text:p>
      <text:p text:style-name="P5"><text:tab/>git diff –-cached &lt;caminho do arquivo&gt; <text:span text:style-name="T2"># mudanças staged</text:span></text:p>
      <text:p text:style-name="P2"/>
      <text:p text:style-name="P6"># Adicionar mudanças ao staged para ser comitadas</text:p>
      <text:p text:style-name="P5"><text:tab/>git add &lt;caminho do arquivo&gt;</text:p>
      <text:p text:style-name="P2"/>
      <text:p text:style-name="P6"># Comitar mudanças staged no repositório local</text:p>
      <text:p text:style-name="P5"><text:tab/>git commit -m “mensagem”</text:p>
      <text:p text:style-name="P5"/>
      <text:p text:style-name="P7"># Desfazer alterações</text:p>
      <text:p text:style-name="P9"><text:tab/>git checkout -- &lt;caminho do arquivo&gt; <text:span text:style-name="T2"># alterações unstaged</text:span></text:p>
      <text:p text:style-name="P9"><text:tab/>git reset HEAD &lt;caminho do arquivo&gt; <text:span text:style-name="T2"># desfazer staging</text:span></text:p>
      <text:p text:style-name="P9"><text:tab/>git reset –-soft HEAD^ <text:span text:style-name="T2"># Reverter último commit mantendo alterações</text:span></text:p>
      <text:p text:style-name="P9"><text:tab/>git reset –-hard HEAD^ <text:span text:style-name="T2"># Reverter último commit removendo alterações</text:span></text:p>
      <text:p text:style-name="P9"><text:tab/>git reset &lt;COMMIT_ID&gt; <text:span text:style-name="T2"># Reverter commits específicos mais antigos</text:span></text:p>
      <text:p text:style-name="P9"><text:span text:style-name="T2"/></text:p>
      <text:p text:style-name="P7"># Histórico de commits</text:p>
      <text:p text:style-name="P9"><text:tab/>git log</text:p>
      <text:p text:style-name="P9"/>
      <text:p text:style-name="P7"># Empurrar repositório local para o remoto</text:p>
      <text:p text:style-name="P9"><text:tab/>git push &lt;repositório remoto&gt; &lt;branch&gt;</text:p>
      <text:p text:style-name="P9"/>
      <text:p text:style-name="P8"># Listar branches</text:p>
      <text:p text:style-name="P10"><text:tab/>git branch <text:span text:style-name="T2"># Branches locais</text:span></text:p>
      <text:p text:style-name="P10"><text:tab/>git branch -r <text:span text:style-name="T2"># Branches remotas</text:span></text:p>
      <text:p text:style-name="P10"><text:span text:style-name="T2"/></text:p>
      <text:p text:style-name="P12"># Definir e-mail e usuário para ser autor dos commits</text:p>
      <text:p text:style-name="P15"><text:tab/>git config user.email &lt;email&gt;</text:p>
      <text:p text:style-name="P15"><text:tab/>git config user.name &lt;username&gt;</text:p>
      <text:p text:style-name="P15"/>
      <text:p text:style-name="P13"># Definir armazenamento temporário e persistente das credenciais do usuário</text:p>
      <text:p text:style-name="P14"><text:span text:style-name="T3"><text:tab/>git config -–global credential.helper cache </text:span><text:span text:style-name="T1"># armazenamento temporário</text:span></text:p>
      <text:p text:style-name="P15"><text:tab/>git config –-global credential.helper ‘cache –timeout=&lt;tempo em segundos&gt;’ <text:span text:style-name="T2"># Define o tempo que a credencial será armazenada</text:span></text:p>
      <text:p text:style-name="P15"><text:tab/>git config –-global credential.helper store <text:span text:style-name="T2"># armazenamento persistente em arquivo local</text:span></text:p>
      <text:p text:style-name="P15"><text:tab/>rm ~/.git-credentials <text:span text:style-name="T2"># Remove todas as credenciais armazenadas</text:span></text:p>
      <text:p text:style-name="P15">git remote set-url origin https://&lt;username&gt;:&lt;token&gt;@github.com/&lt;username&gt;/&lt;repositorio&gt;.git <text:span text:style-name="T2"># Definição direta do token, que deixa registro no terminal</text:span></text:p>
      <text:p text:style-name="P17"/>
      <text:p text:style-name="P3"/>
      <text:p text:style-name="P3"><text:soft-page-break/></text:p>
      <text:p text:style-name="P4"><text:a xlink:type="simple" xlink:href="https://github.com/lribeiroalves/ce-adm.git" text:style-name="Internet_20_link" text:visited-style-name="Visited_20_Internet_20_Link">https://github.com/lribeiroalves/ce-adm.git</text:a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14:11.684686408</meta:creation-date>
    <dc:date>2025-02-02T06:27:24.559868444</dc:date>
    <meta:editing-duration>PT1H41M1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35" meta:word-count="243" meta:character-count="1714" meta:non-whitespace-character-count="1486"/>
  </office:meta>
</office:document-meta>
</file>